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8cm" fo:min-width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.625cm" fo:min-width="0.897cm"/>
    </style:style>
    <style:style style:name="gr3" style:family="graphic" style:parent-style-name="standard">
      <style:graphic-properties draw:textarea-horizontal-align="justify" draw:textarea-vertical-align="middle" draw:auto-grow-height="false" fo:min-height="0.509cm" fo:min-width="0.438cm"/>
    </style:style>
    <style:style style:name="gr4" style:family="graphic" style:parent-style-name="standard">
      <style:graphic-properties draw:textarea-horizontal-align="justify" draw:textarea-vertical-align="middle" draw:auto-grow-height="false" fo:min-height="0.673cm" fo:min-width="0.758cm"/>
    </style:style>
    <style:style style:name="gr5" style:family="graphic" style:parent-style-name="standard">
      <style:graphic-properties draw:textarea-horizontal-align="justify" draw:textarea-vertical-align="middle" draw:auto-grow-height="false" fo:min-height="0.421cm" fo:min-width="0.922cm"/>
    </style:style>
    <style:style style:name="gr6" style:family="graphic" style:parent-style-name="standard">
      <style:graphic-properties draw:textarea-horizontal-align="justify" draw:textarea-vertical-align="middle" draw:auto-grow-height="false" fo:min-height="0.753cm" fo:min-width="1.151cm"/>
    </style:style>
    <style:style style:name="gr7" style:family="graphic" style:parent-style-name="standard">
      <style:graphic-properties draw:textarea-horizontal-align="justify" draw:textarea-vertical-align="middle" draw:auto-grow-height="false" fo:min-height="0.625cm" fo:min-width="1.266cm"/>
    </style:style>
    <style:style style:name="gr8" style:family="graphic" style:parent-style-name="standard">
      <style:graphic-properties draw:textarea-horizontal-align="justify" draw:textarea-vertical-align="middle" draw:auto-grow-height="false" fo:min-height="0.421cm" fo:min-width="0.114cm"/>
    </style:style>
    <style:style style:name="gr9" style:family="graphic" style:parent-style-name="standard">
      <style:graphic-properties draw:textarea-horizontal-align="justify" draw:textarea-vertical-align="middle" draw:auto-grow-height="false" fo:min-height="0.422cm" fo:min-width="0.113cm"/>
    </style:style>
    <style:style style:name="gr10" style:family="graphic" style:parent-style-name="standard">
      <style:graphic-properties draw:textarea-horizontal-align="justify" draw:textarea-vertical-align="middle" draw:auto-grow-height="false" fo:min-height="0.626cm" fo:min-width="0.295cm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0.296cm"/>
    </style:style>
    <style:style style:name="gr12" style:family="graphic" style:parent-style-name="standard">
      <style:graphic-properties draw:textarea-horizontal-align="justify" draw:textarea-vertical-align="middle" draw:auto-grow-height="false" fo:min-height="0.626cm" fo:min-width="0.439cm"/>
    </style:style>
    <style:style style:name="gr13" style:family="graphic" style:parent-style-name="standard">
      <style:graphic-properties draw:textarea-horizontal-align="justify" draw:textarea-vertical-align="middle" draw:auto-grow-height="false" fo:min-height="0.421cm" fo:min-width="0.102cm"/>
    </style:style>
    <style:style style:name="gr14" style:family="graphic" style:parent-style-name="standard">
      <style:graphic-properties draw:textarea-horizontal-align="justify" draw:textarea-vertical-align="middle" draw:auto-grow-height="false" fo:min-height="0.626cm" fo:min-width="0.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66cm" svg:height="1.456cm" svg:x="11.3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0.875cm" svg:x="18.918cm" svg:y="4.189cm">
          <text:p text:style-name="P1"><text:span text:style-name="T1">Fath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26cm" svg:height="1.073cm" svg:x="7.615cm" svg:y="4.245cm">
          <text:p text:style-name="P1"><text:span text:style-name="T1">Mot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78cm" svg:height="1.305cm" svg:x="4.359cm" svg:y="5.391cm">
          <text:p text:style-name="P1"><text:span text:style-name="T1">MGM0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1cm" svg:height="0.949cm" svg:x="16.146cm" svg:y="5.68cm">
          <text:p text:style-name="P1"><text:span text:style-name="T1">FGM0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51cm" svg:height="1.003cm" svg:x="10.036cm" svg:y="5.566cm">
          <text:p text:style-name="P1"><text:span text:style-name="T1">MGF010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66cm" svg:height="0.875cm" svg:x="21.585cm" svg:y="5.68cm">
          <text:p text:style-name="P1"><text:span text:style-name="T1">FGF010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868cm" svg:height="0.949cm" svg:x="1.275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67cm" svg:height="0.948cm" svg:x="4.578cm" svg:y="18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95cm" svg:height="0.876cm" svg:x="2.905cm" svg:y="18.2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96cm" svg:height="0.876cm" svg:x="6.334cm" svg:y="18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67cm" svg:height="0.948cm" svg:x="11.668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39cm" svg:height="0.876cm" svg:x="13.269cm" svg:y="18.3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5cm" svg:height="0.949cm" svg:x="8.024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8cm" svg:height="0.876cm" svg:x="9.872cm" svg:y="18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67cm" svg:height="0.948cm" svg:x="14.716cm" svg:y="1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39cm" svg:height="0.876cm" svg:x="16.317cm" svg:y="18.4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67cm" svg:height="0.948cm" svg:x="17.764cm" svg:y="1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39cm" svg:height="0.876cm" svg:x="19.365cm" svg:y="18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1.305cm" svg:x="2.607cm" svg:y="6.874cm">
          <text:p text:style-name="P1"><text:span text:style-name="T1">MGM02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51cm" svg:height="1.003cm" svg:x="5.872cm" svg:y="7.09cm">
          <text:p text:style-name="P1"><text:span text:style-name="T1">MGF02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1.305cm" svg:x="8.204cm" svg:y="6.915cm">
          <text:p text:style-name="P1"><text:span text:style-name="T1">MGM02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51cm" svg:height="1.003cm" svg:x="12.041cm" svg:y="7.09cm">
          <text:p text:style-name="P1"><text:span text:style-name="T1">MGF020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1.305cm" svg:x="14.6cm" svg:y="6.915cm">
          <text:p text:style-name="P1"><text:span text:style-name="T1">MGM02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51cm" svg:height="1.003cm" svg:x="18.156cm" svg:y="7.09cm">
          <text:p text:style-name="P1"><text:span text:style-name="T1">MGF02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1.305cm" svg:x="20.188cm" svg:y="6.95cm">
          <text:p text:style-name="P1"><text:span text:style-name="T1">MGM02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51cm" svg:height="1.003cm" svg:x="23.363cm" svg:y="7.09cm">
          <text:p text:style-name="P1"><text:span text:style-name="T1">MGF020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05:43:49.749873359</meta:creation-date>
    <dc:date>2018-08-01T10:30:39.613491502</dc:date>
    <meta:editing-duration>P1DT6H54M3S</meta:editing-duration>
    <meta:editing-cycles>2</meta:editing-cycles>
    <meta:generator>LibreOffice/6.0.3.2$Linux_X86_64 LibreOffice_project/00m0$Build-2</meta:generator>
    <meta:document-statistic meta:object-count="27"/>
  </office:meta>
</office:document-meta>
</file>